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1E0000001E384B8E07.png" manifest:media-type=""/>
  <manifest:file-entry manifest:full-path="Pictures/100000000000001E0000001EE051FF40.jpg" manifest:media-type=""/>
  <manifest:file-entry manifest:full-path="Pictures/100000000000001E0000001EBFFD7373.jpg" manifest:media-type=""/>
  <manifest:file-entry manifest:full-path="Pictures/100002010000001E0000001E87C54EB2.png" manifest:media-type=""/>
  <manifest:file-entry manifest:full-path="Pictures/100002010000001E0000001E4842DB15.png" manifest:media-type=""/>
  <manifest:file-entry manifest:full-path="Pictures/100002010000001E0000001EA535AF07.png" manifest:media-type=""/>
  <manifest:file-entry manifest:full-path="Pictures/100002010000001E0000001EAFC2D4BE.png" manifest:media-type=""/>
  <manifest:file-entry manifest:full-path="Pictures/100002010000001E0000001EF78233AA.png" manifest:media-type=""/>
  <manifest:file-entry manifest:full-path="Pictures/100002010000001E0000001EABD09BF0.png" manifest:media-type=""/>
  <manifest:file-entry manifest:full-path="Pictures/100000000000001E0000001E2BBDF31F.jpg" manifest:media-type=""/>
  <manifest:file-entry manifest:full-path="Pictures/100002010000001E0000001EA9708AE5.png" manifest:media-type=""/>
  <manifest:file-entry manifest:full-path="Pictures/100002010000001E0000001EB7E05337.png" manifest:media-type=""/>
  <manifest:file-entry manifest:full-path="Pictures/100000000000001E0000001E26F297AD.jpg" manifest:media-type=""/>
  <manifest:file-entry manifest:full-path="Pictures/100002010000001E0000001E0FC3DA24.png" manifest:media-type=""/>
  <manifest:file-entry manifest:full-path="Pictures/100002010000001E0000001E70BA0613.png" manifest:media-type=""/>
  <manifest:file-entry manifest:full-path="Pictures/100002010000001E0000001E1CDE7104.png" manifest:media-type=""/>
  <manifest:file-entry manifest:full-path="Pictures/100002010000001E0000001E21270A7B.png" manifest:media-type=""/>
  <manifest:file-entry manifest:full-path="Pictures/100002010000001E0000001EF05EBD08.png" manifest:media-type=""/>
  <manifest:file-entry manifest:full-path="Pictures/100002010000001E0000001E1AC0FC95.png" manifest:media-type=""/>
  <manifest:file-entry manifest:full-path="Pictures/100000000000001E0000001E9077698B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color="#004586" style:font-name="DejaVu Sans Condensed"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text-properties fo:color="#004586" style:font-name="DejaVu Serif Condensed"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color="#004586" style:font-name="DejaVu Sans Condensed"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color="#004586" style:font-name="DejaVu Serif Condensed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cm" svg:height="2.8cm" svg:x="0.6cm" svg:y="2.9cm">
          <draw:image xlink:href="Pictures/100002010000001E0000001EB7E05337.png" xlink:type="simple" xlink:show="embed" xlink:actuate="onLoad">
            <text:p/>
          </draw:image>
        </draw:frame>
        <draw:frame draw:style-name="gr1" draw:text-style-name="P1" draw:layer="layout" svg:width="3.109cm" svg:height="2.812cm" svg:x="3.1cm" svg:y="2.9cm">
          <draw:image xlink:href="Pictures/100002010000001E0000001E384B8E07.png" xlink:type="simple" xlink:show="embed" xlink:actuate="onLoad">
            <text:p/>
          </draw:image>
        </draw:frame>
        <draw:frame draw:style-name="gr1" draw:text-style-name="P1" draw:layer="layout" svg:width="3.603cm" svg:height="2.9cm" svg:x="13.997cm" svg:y="2.9cm">
          <draw:image xlink:href="Pictures/100002010000001E0000001EA535AF07.png" xlink:type="simple" xlink:show="embed" xlink:actuate="onLoad">
            <text:p/>
          </draw:image>
        </draw:frame>
        <draw:frame draw:style-name="gr1" draw:text-style-name="P1" draw:layer="layout" svg:width="4.13cm" svg:height="2.9cm" svg:x="16.57cm" svg:y="2.9cm">
          <draw:image xlink:href="Pictures/100002010000001E0000001E1CDE7104.png" xlink:type="simple" xlink:show="embed" xlink:actuate="onLoad">
            <text:p/>
          </draw:image>
        </draw:frame>
        <draw:frame draw:style-name="gr1" draw:text-style-name="P1" draw:layer="layout" svg:width="3.1cm" svg:height="2.9cm" svg:x="9.9cm" svg:y="2.9cm">
          <draw:image xlink:href="Pictures/100002010000001E0000001E21270A7B.png" xlink:type="simple" xlink:show="embed" xlink:actuate="onLoad">
            <text:p/>
          </draw:image>
        </draw:frame>
        <draw:frame draw:style-name="gr1" draw:text-style-name="P1" draw:layer="layout" svg:width="3.1cm" svg:height="2.759cm" svg:x="5.4cm" svg:y="2.9cm">
          <draw:image xlink:href="Pictures/100002010000001E0000001E4842DB15.png" xlink:type="simple" xlink:show="embed" xlink:actuate="onLoad">
            <text:p/>
          </draw:image>
        </draw:frame>
        <draw:frame draw:style-name="gr1" draw:text-style-name="P1" draw:layer="layout" svg:width="2.8cm" svg:height="2.9cm" svg:x="7.7cm" svg:y="2.9cm">
          <draw:image xlink:href="Pictures/100002010000001E0000001EF05EBD08.png" xlink:type="simple" xlink:show="embed" xlink:actuate="onLoad">
            <text:p/>
          </draw:image>
        </draw:frame>
        <draw:frame draw:style-name="gr1" draw:text-style-name="P1" draw:layer="layout" svg:width="3.224cm" svg:height="3cm" svg:x="12.2cm" svg:y="2.9cm">
          <draw:image xlink:href="Pictures/100002010000001E0000001EF78233AA.png" xlink:type="simple" xlink:show="embed" xlink:actuate="onLoad">
            <text:p/>
          </draw:image>
        </draw:frame>
        <draw:frame draw:style-name="gr2" draw:text-style-name="P2" draw:layer="layout" svg:width="8.5cm" svg:height="1.55cm" svg:x="1.3cm" svg:y="1.15cm">
          <draw:text-box>
            <text:p><text:span text:style-name="T1">Frames personnages :</text:span></text:p>
          </draw:text-box>
        </draw:frame>
        <draw:frame draw:style-name="gr2" draw:text-style-name="P3" draw:layer="layout" svg:width="8.8cm" svg:height="1.55cm" svg:x="1cm" svg:y="6.3cm">
          <draw:text-box>
            <text:p><text:span text:style-name="T2">Niveau 1 :</text:span></text:p>
          </draw:text-box>
        </draw:frame>
        <draw:frame draw:style-name="gr1" draw:text-style-name="P1" draw:layer="layout" svg:width="2.377cm" svg:height="2.377cm" svg:x="10.223cm" svg:y="7.9cm">
          <draw:image xlink:href="Pictures/100002010000001E0000001E1AC0FC95.png" xlink:type="simple" xlink:show="embed" xlink:actuate="onLoad">
            <text:p/>
          </draw:image>
        </draw:frame>
        <draw:frame draw:style-name="gr1" draw:text-style-name="P1" draw:layer="layout" svg:width="2.492cm" svg:height="2.492cm" svg:x="15.808cm" svg:y="8cm">
          <draw:image xlink:href="Pictures/100002010000001E0000001EA9708AE5.png" xlink:type="simple" xlink:show="embed" xlink:actuate="onLoad">
            <text:p/>
          </draw:image>
        </draw:frame>
        <draw:frame draw:style-name="gr1" draw:text-style-name="P1" draw:layer="layout" svg:width="2.235cm" svg:height="2.235cm" svg:x="12.9cm" svg:y="8.1cm">
          <draw:image xlink:href="Pictures/100002010000001E0000001EAFC2D4BE.png" xlink:type="simple" xlink:show="embed" xlink:actuate="onLoad">
            <text:p/>
          </draw:image>
        </draw:frame>
        <draw:frame draw:style-name="gr1" draw:text-style-name="P1" draw:layer="layout" svg:width="2.3cm" svg:height="2.3cm" svg:x="7.4cm" svg:y="8cm">
          <draw:image xlink:href="Pictures/100000000000001E0000001E9077698B.jpg" xlink:type="simple" xlink:show="embed" xlink:actuate="onLoad">
            <text:p/>
          </draw:image>
        </draw:frame>
        <draw:frame draw:style-name="gr1" draw:text-style-name="P1" draw:layer="layout" svg:width="2.308cm" svg:height="2.3cm" svg:x="4.392cm" svg:y="8cm">
          <draw:image xlink:href="Pictures/100000000000001E0000001EBFFD7373.jpg" xlink:type="simple" xlink:show="embed" xlink:actuate="onLoad">
            <text:p/>
          </draw:image>
        </draw:frame>
        <draw:frame draw:style-name="gr3" draw:text-style-name="P1" draw:layer="layout" svg:width="2.3cm" svg:height="2.3cm" svg:x="1.4cm" svg:y="8cm">
          <draw:image xlink:href="Pictures/100000000000001E0000001E26F297AD.jpg" xlink:type="simple" xlink:show="embed" xlink:actuate="onLoad">
            <text:p/>
          </draw:image>
        </draw:frame>
        <draw:frame draw:style-name="gr4" draw:text-style-name="P3" draw:layer="layout" svg:width="8.5cm" svg:height="1.25cm" svg:x="1.2cm" svg:y="11.1cm">
          <draw:text-box>
            <text:p><text:span text:style-name="T2">Niveau 2 :</text:span></text:p>
          </draw:text-box>
        </draw:frame>
        <draw:frame draw:style-name="gr1" draw:text-style-name="P1" draw:layer="layout" svg:width="2.5cm" svg:height="2.5cm" svg:x="10.3cm" svg:y="12.9cm">
          <draw:image xlink:href="Pictures/100002010000001E0000001E87C54EB2.png" xlink:type="simple" xlink:show="embed" xlink:actuate="onLoad">
            <text:p/>
          </draw:image>
        </draw:frame>
        <draw:frame draw:style-name="gr1" draw:text-style-name="P1" draw:layer="layout" svg:width="2.6cm" svg:height="2.5cm" svg:x="16.172cm" svg:y="13.04cm">
          <draw:image xlink:href="Pictures/100002010000001E0000001E0FC3DA24.png" xlink:type="simple" xlink:show="embed" xlink:actuate="onLoad">
            <text:p/>
          </draw:image>
        </draw:frame>
        <draw:frame draw:style-name="gr1" draw:text-style-name="P1" draw:layer="layout" svg:width="2.2cm" svg:height="2.2cm" svg:x="13.2cm" svg:y="13.2cm">
          <draw:image xlink:href="Pictures/100002010000001E0000001EABD09BF0.png" xlink:type="simple" xlink:show="embed" xlink:actuate="onLoad">
            <text:p/>
          </draw:image>
        </draw:frame>
        <draw:frame draw:style-name="gr1" draw:text-style-name="P1" draw:layer="layout" svg:width="2.202cm" svg:height="2.202cm" svg:x="7.4cm" svg:y="13.2cm">
          <draw:image xlink:href="Pictures/100000000000001E0000001EE051FF40.jpg" xlink:type="simple" xlink:show="embed" xlink:actuate="onLoad">
            <text:p/>
          </draw:image>
        </draw:frame>
        <draw:frame draw:style-name="gr1" draw:text-style-name="P1" draw:layer="layout" svg:width="2.268cm" svg:height="2.268cm" svg:x="4.5cm" svg:y="13.132cm">
          <draw:image xlink:href="Pictures/100000000000001E0000001E2BBDF31F.jpg" xlink:type="simple" xlink:show="embed" xlink:actuate="onLoad">
            <text:p/>
          </draw:image>
        </draw:frame>
        <draw:frame draw:style-name="gr1" draw:text-style-name="P1" draw:layer="layout" svg:width="2.4cm" svg:height="2.281cm" svg:x="1.4cm" svg:y="13.119cm">
          <draw:image xlink:href="Pictures/100000000000001E0000001E26F297AD.jpg" xlink:type="simple" xlink:show="embed" xlink:actuate="onLoad">
            <text:p/>
          </draw:image>
        </draw:frame>
        <draw:frame draw:style-name="gr1" draw:text-style-name="P1" draw:layer="layout" svg:width="3.21cm" svg:height="3.21cm" svg:x="1.1cm" svg:y="25.4cm">
          <draw:image xlink:href="Pictures/100002010000001E0000001E70BA06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6:14:39.035000000</meta:creation-date>
    <dc:date>2017-03-08T16:48:02.568000000</dc:date>
    <meta:editing-duration>PT2M37S</meta:editing-duration>
    <meta:editing-cycles>3</meta:editing-cycles>
    <meta:generator>LibreOffice/4.1.4.2$Windows_x86 LibreOffice_project/0a0440ccc0227ad9829de5f46be37cfb6edcf72</meta:generator>
    <meta:document-statistic meta:object-count="24"/>
  </office:meta>
</office:document-meta>
</file>